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arial" svg:font-family="arial" style:font-family-generic="swiss"/>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0pt" fo:font-weight="normal" style:font-size-asian="10pt" style:font-weight-asian="normal" style:font-size-complex="10pt" style:font-weight-complex="normal"/>
    </style:style>
    <style:style style:name="P2"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3" style:family="paragraph" style:parent-style-name="Standard">
      <style:text-properties style:font-name="arial"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 style:family="text">
      <style:text-properties style:font-name="arial" fo:font-size="10pt" fo:font-weight="normal" style:font-size-asian="10pt" style:font-weight-asian="normal" style:font-size-complex="10pt" style:font-weight-complex="normal"/>
    </style:style>
    <style:style style:name="T2" style:family="text">
      <style:text-properties style:font-name="arial" fo:font-size="10pt" fo:font-style="italic" fo:font-weight="normal" style:font-size-asian="10pt" style:font-style-asian="italic" style:font-weight-asian="normal" style:font-size-complex="10pt" style:font-style-complex="italic"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4 : <text:span text:style-name="T1">Migration d'un domU d'un </text:span><text:span text:style-name="T2">dom0_source</text:span><text:span text:style-name="T1"> vers un </text:span><text:span text:style-name="T2">dom0_destination</text:span><text:span text:style-name="T1"> à différents niveaux de charge processeur du </text:span><text:span text:style-name="T2">dom0_source</text:span><text:span text:style-name="T1">. </text:span></text:p>
      <text:p text:style-name="P1"/>
      <text:p text:style-name="P1"/>
      <text:p text:style-name="P3">Programme de montée en charge :</text:p>
      <text:p text:style-name="P1"/>
      <text:p text:style-name="P2">Afin de procéder au test 4, il est nécessaire de développer un programme de montée en charge en Java. Le fichier /proc/loadavg du système Linux Ubuntu contient des informations moyennées utiles au calcul de la charge actuelle. Ainsi il permet d'apprécier la charge de la machine en examinant le nombre de tâches exploitant et/ou attendant le CPU. Voici la structure de ce fichier :</text:p>
      <text:p text:style-name="P2"><text:line-break/><text:tab/>loadavg1 <text:s text:c="2"/>loadavg5 <text:s text:c="2"/>loadavg15 <text:s text:c="2"/>nr_running <text:s text:c="2"/>nr_threads <text:s text:c="2"/>last_pid</text:p>
      <text:p text:style-name="P2"><text:line-break/>Les trois premières colonnes correspondent au nombre moyen de threads en état R (TASK_RUNNING) ou D (TASK_UNINTERRUPTIBLE) durant la dernière minute (loadavg1), les 5 dernières minutes (loadavg5) et les 15 dernières minutes (loadavg15).</text:p>
      <text:p text:style-name="P2">nr_running donne le nombre de tâches en état TASK_RUNNING au moment de la lecture de /proc/loadavg.<text:line-break/>nr_threads est le nombre de tâches présentes dans le système au moment de la lecture de /proc/loadavg.</text:p>
      <text:p text:style-name="P2">last_pid est le dernier identificateur de tâche utilisé.</text:p>
      <text:p text:style-name="P2"><text:line-break/></text:p>
      <text:p text:style-name="P2">[Réf : « /proc et /sys », 2ème édition par Olivier Daudel, O'REILLY.]</text:p>
      <text:p text:style-name="P2"/>
      <text:p text:style-name="P2">Le comportement du programme de montée en charge est très simple. Il prend en argument la charge visée ainsi que la durée de maintien de cette charge. Durant cette durée, il consulte le fichier /proc/loadavg afin d'obtenir la charge moyennée sur une minute (colonne 1). Dans le cas où cette dernière est inférieure à l'objectif, il crée des Threads Java se contentant d'effectuer des opérations mathématiques à base de nombres aléatoires. Puis, si la charge actuelle s'avère dépasser la charge visée, il supprime autant de Threads que nécessaire afin de rétablir l'équilibre. Les courbes suivantes montrent l'évolution de la charge au cours de quelques exécutions du program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arial" svg:font-family="arial" style:font-family-generic="swiss"/>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19T10:22:04</meta:creation-date>
    <dc:creator>adminxen</dc:creator>
    <dc:date>2008-02-19T16:52:25</dc:date>
    <meta:editing-cycles>9</meta:editing-cycles>
    <meta:editing-duration>PT32M39S</meta:editing-duration>
    <meta:user-defined meta:name="Info 1"/>
    <meta:user-defined meta:name="Info 2"/>
    <meta:user-defined meta:name="Info 3"/>
    <meta:user-defined meta:name="Info 4"/>
    <meta:document-statistic meta:table-count="0" meta:image-count="0" meta:object-count="0" meta:page-count="1" meta:paragraph-count="10" meta:word-count="299" meta:character-count="1850"/>
  </office:meta>
</office:document-meta>
</file>